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VersionDetector.determineDocVersion( XMLInputSource inputSourc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XMLVersionDetector.startDocumentParsing( XMLEntityHandler scanner , short 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VersionDetector.reset( XMLComponentManager component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VersionDetector.fixupCurrentEntity( XMLEntityManager manager , char [ ] scannedChars , int 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